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C000004E17ECD101D3962A13E.png" manifest:media-type="image/png"/>
  <manifest:file-entry manifest:full-path="Pictures/100000000000080000000800576CA65F08E2F3EF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ello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No tex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dog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 dog</text:span></text:p>
          </draw:text-box>
        </draw:frame>
        <draw:frame draw:name="Google Shape;61;p14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2;p14" draw:style-name="gr2" draw:text-style-name="P8" draw:layer="layout" svg:width="13.546cm" svg:height="13.546cm" svg:x="8.315cm" svg:y="0.211cm">
          <draw:image xlink:href="Pictures/100000000000080000000800576CA65F08E2F3EF.jpg" xlink:type="simple" xlink:show="embed" xlink:actuate="onLoad">
            <text:p/>
          </draw:image>
        </draw:frame>
        <presentation:notes draw:style-name="dp2">
          <draw:page-thumbnail draw:name="Google Shape;57;g3a758170363_0_0:notes" draw:style-name="gr1" draw:layer="layout" svg:width="16.932cm" svg:height="9.524cm" svg:x="1.059cm" svg:y="1.905cm" draw:page-number="2" presentation:class="page"/>
          <draw:frame draw:name="Google Shape;58;g3a758170363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anned doc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anned doc</text:span></text:p>
          </draw:text-box>
        </draw:frame>
        <draw:frame draw:name="Google Shape;68;p15" presentation:style-name="pr7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9;p15" draw:style-name="gr2" draw:text-style-name="P8" draw:layer="layout" svg:width="11.118cm" svg:height="14.287cm" svg:x="7.141cm" svg:y="0cm">
          <draw:image xlink:href="Pictures/10000000000003CC000004E17ECD101D3962A13E.png" xlink:type="simple" xlink:show="embed" xlink:actuate="onLoad">
            <text:p/>
          </draw:image>
        </draw:frame>
        <presentation:notes draw:style-name="dp2">
          <draw:page-thumbnail draw:name="Google Shape;64;g3a758170363_0_5:notes" draw:style-name="gr1" draw:layer="layout" svg:width="16.932cm" svg:height="9.524cm" svg:x="1.059cm" svg:y="1.905cm" draw:page-number="3" presentation:class="page"/>
          <draw:frame draw:name="Google Shape;65;g3a758170363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"/>
    <meta:generator>LibreOfficeDev/6.0.5.2$Linux_X86_64 LibreOffice_project/</meta:generator>
  </office:meta>
</office:document-meta>
</file>